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T10" style:parent-style-name="DefaultParagraphFont" style:family="text"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Aptos" style:font-name-asian="Aptos" style:font-name-complex="Aptos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P19" style:parent-style-name="Normal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P23" style:parent-style-name="Normal" style:family="paragraph">
      <style:paragraph-properties fo:margin-top="0.1666in" fo:margin-bottom="0.1666in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T25" style:parent-style-name="DefaultParagraphFont" style:family="text">
      <style:text-properties style:font-name="Aptos" style:font-name-asian="Aptos" style:font-name-complex="Aptos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T28" style:parent-style-name="DefaultParagraphFont" style:family="text">
      <style:text-properties style:font-name="Aptos" style:font-name-asian="Aptos" style:font-name-complex="Aptos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T32" style:parent-style-name="DefaultParagraphFont" style:family="text">
      <style:text-properties style:font-name="Aptos" style:font-name-asian="Aptos" style:font-name-complex="Aptos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T35" style:parent-style-name="DefaultParagraphFont" style:family="text">
      <style:text-properties style:font-name="Aptos" style:font-name-asian="Aptos" style:font-name-complex="Aptos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9" style:parent-style-name="Normal" style:family="paragraph">
      <style:paragraph-properties fo:margin-top="0.1666in" fo:margin-bottom="0.1666in"/>
    </style:style>
    <style:style style:name="T40" style:parent-style-name="DefaultParagraphFont" style:family="text">
      <style:text-properties style:font-name="Aptos" style:font-name-asian="Aptos" style:font-name-complex="Aptos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T42" style:parent-style-name="DefaultParagraphFont" style:family="text">
      <style:text-properties style:font-name="Aptos" style:font-name-asian="Aptos" style:font-name-complex="Aptos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T44" style:parent-style-name="DefaultParagraphFont" style:family="text">
      <style:text-properties style:font-name="Aptos" style:font-name-asian="Aptos" style:font-name-complex="Aptos"/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Normal" style:family="paragraph">
      <style:paragraph-properties fo:margin-top="0.1666in" fo:margin-bottom="0.1666in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Normal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P67" style:parent-style-name="Normal" style:family="paragraph">
      <style:paragraph-properties fo:margin-top="0.1666in" fo:margin-bottom="0.1666in"/>
    </style:style>
    <style:style style:name="T68" style:parent-style-name="DefaultParagraphFont" style:family="text">
      <style:text-properties style:font-name="Aptos" style:font-name-asian="Aptos" style:font-name-complex="Aptos"/>
    </style:style>
    <style:style style:name="P6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Normal" style:family="paragraph">
      <style:paragraph-properties fo:margin-top="0.1666in" fo:margin-bottom="0.1666in"/>
    </style:style>
    <style:style style:name="T79" style:parent-style-name="DefaultParagraphFont" style:family="text">
      <style:text-properties style:font-name="Aptos" style:font-name-asian="Aptos" style:font-name-complex="Aptos"/>
    </style:style>
    <style:style style:name="P80" style:parent-style-name="Normal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P84" style:parent-style-name="Normal" style:family="paragraph">
      <style:paragraph-properties fo:margin-top="0.1666in" fo:margin-bottom="0.1666in"/>
    </style:style>
    <style:style style:name="T85" style:parent-style-name="DefaultParagraphFont" style:family="text"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Normal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Aptos" style:font-name-asian="Aptos" style:font-name-complex="Aptos"/>
    </style:style>
    <style:style style:name="P92" style:parent-style-name="Normal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Aptos" style:font-name-asian="Aptos" style:font-name-complex="Aptos"/>
    </style:style>
    <style:style style:name="P94" style:parent-style-name="Normal" style:family="paragraph">
      <style:paragraph-properties fo:margin-top="0.1666in" fo:margin-bottom="0.1666in"/>
    </style:style>
    <style:style style:name="T95" style:parent-style-name="DefaultParagraphFont" style:family="text">
      <style:text-properties style:font-name="Aptos" style:font-name-asian="Aptos" style:font-name-complex="Aptos"/>
    </style:style>
    <style:style style:name="P9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DefaultParagraphFont" style:family="text">
      <style:text-properties style:font-name="Aptos" style:font-name-asian="Aptos" style:font-name-complex="Aptos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Aptos" style:font-name-asian="Aptos" style:font-name-complex="Aptos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9" style:parent-style-name="Normal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Aptos" style:font-name-asian="Aptos" style:font-name-complex="Aptos"/>
    </style:style>
    <style:style style:name="P121" style:parent-style-name="Normal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Aptos" style:font-name-asian="Aptos" style:font-name-complex="Aptos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Aptos" style:font-name-asian="Aptos" style:font-name-complex="Aptos"/>
    </style:style>
    <style:style style:name="P125" style:parent-style-name="Normal" style:family="paragraph">
      <style:paragraph-properties fo:margin-top="0.1666in" fo:margin-bottom="0.1666in"/>
    </style:style>
    <style:style style:name="T126" style:parent-style-name="DefaultParagraphFont" style:family="text">
      <style:text-properties style:font-name="Aptos" style:font-name-asian="Aptos" style:font-name-complex="Aptos"/>
    </style:style>
    <style:style style:name="P12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9" style:parent-style-name="Normal" style:family="paragraph">
      <style:paragraph-properties fo:margin-top="0.1666in" fo:margin-bottom="0.1666in"/>
    </style:style>
    <style:style style:name="T130" style:parent-style-name="DefaultParagraphFont" style:family="text">
      <style:text-properties style:font-name="Aptos" style:font-name-asian="Aptos" style:font-name-complex="Aptos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P133" style:parent-style-name="Normal" style:family="paragraph">
      <style:paragraph-properties fo:margin-top="0.1666in" fo:margin-bottom="0.1666in"/>
    </style:style>
    <style:style style:name="T134" style:parent-style-name="DefaultParagraphFont" style:family="text">
      <style:text-properties style:font-name="Aptos" style:font-name-asian="Aptos" style:font-name-complex="Aptos"/>
    </style:style>
    <style:style style:name="P135" style:parent-style-name="Normal" style:family="paragraph">
      <style:paragraph-properties fo:margin-top="0.1666in" fo:margin-bottom="0.1666in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P13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9" style:parent-style-name="Normal" style:family="paragraph">
      <style:paragraph-properties fo:margin-top="0.1666in" fo:margin-bottom="0.1666in"/>
    </style:style>
    <style:style style:name="T140" style:parent-style-name="DefaultParagraphFont" style:family="text">
      <style:text-properties style:font-name="Aptos" style:font-name-asian="Aptos" style:font-name-complex="Aptos"/>
    </style:style>
    <style:style style:name="P141" style:parent-style-name="Normal" style:family="paragraph">
      <style:paragraph-properties fo:margin-top="0.1666in" fo:margin-bottom="0.1666in"/>
    </style:style>
    <style:style style:name="T142" style:parent-style-name="DefaultParagraphFont" style:family="text">
      <style:text-properties style:font-name="Aptos" style:font-name-asian="Aptos" style:font-name-complex="Aptos"/>
    </style:style>
    <style:style style:name="P143" style:parent-style-name="Normal" style:family="paragraph">
      <style:paragraph-properties fo:margin-top="0.1666in" fo:margin-bottom="0.1666in"/>
    </style:style>
    <style:style style:name="T144" style:parent-style-name="DefaultParagraphFont" style:family="text">
      <style:text-properties style:font-name="Aptos" style:font-name-asian="Aptos" style:font-name-complex="Aptos"/>
    </style:style>
    <style:style style:name="P145" style:parent-style-name="Normal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Aptos" style:font-name-asian="Aptos" style:font-name-complex="Aptos"/>
    </style:style>
    <style:style style:name="P14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8" style:parent-style-name="Normal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="Aptos" style:font-name-asian="Aptos" style:font-name-complex="Aptos"/>
    </style:style>
    <style:style style:name="P150" style:parent-style-name="Normal" style:family="paragraph">
      <style:paragraph-properties fo:margin-top="0.1666in" fo:margin-bottom="0.1666in"/>
    </style:style>
    <style:style style:name="T151" style:parent-style-name="DefaultParagraphFont" style:family="text">
      <style:text-properties style:font-name="Aptos" style:font-name-asian="Aptos" style:font-name-complex="Aptos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="Aptos" style:font-name-asian="Aptos" style:font-name-complex="Aptos"/>
    </style:style>
    <style:style style:name="P154" style:parent-style-name="Normal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="Aptos" style:font-name-asian="Aptos" style:font-name-complex="Aptos"/>
    </style:style>
    <style:style style:name="P15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7" style:parent-style-name="Normal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Aptos" style:font-name-asian="Aptos" style:font-name-complex="Aptos"/>
    </style:style>
    <style:style style:name="P159" style:parent-style-name="Normal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="Aptos" style:font-name-asian="Aptos" style:font-name-complex="Aptos"/>
    </style:style>
    <style:style style:name="P161" style:parent-style-name="Normal" style:family="paragraph">
      <style:paragraph-properties fo:margin-top="0.1666in" fo:margin-bottom="0.1666in"/>
    </style:style>
    <style:style style:name="T162" style:parent-style-name="DefaultParagraphFont" style:family="text">
      <style:text-properties style:font-name="Aptos" style:font-name-asian="Aptos" style:font-name-complex="Aptos"/>
    </style:style>
    <style:style style:name="P163" style:parent-style-name="Normal" style:family="paragraph">
      <style:paragraph-properties fo:margin-top="0.1666in" fo:margin-bottom="0.1666in"/>
    </style:style>
    <style:style style:name="T164" style:parent-style-name="DefaultParagraphFont" style:family="text">
      <style:text-properties style:font-name="Aptos" style:font-name-asian="Aptos" style:font-name-complex="Aptos"/>
    </style:style>
    <style:style style:name="P16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6" style:parent-style-name="Normal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Aptos" style:font-name-asian="Aptos" style:font-name-complex="Aptos"/>
    </style:style>
    <style:style style:name="P168" style:parent-style-name="Normal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Aptos" style:font-name-asian="Aptos" style:font-name-complex="Aptos"/>
    </style:style>
    <style:style style:name="P170" style:parent-style-name="Normal" style:family="paragraph">
      <style:paragraph-properties fo:margin-top="0.1666in" fo:margin-bottom="0.1666in"/>
    </style:style>
    <style:style style:name="T171" style:parent-style-name="DefaultParagraphFont" style:family="text">
      <style:text-properties style:font-name="Aptos" style:font-name-asian="Aptos" style:font-name-complex="Aptos"/>
    </style:style>
    <style:style style:name="P172" style:parent-style-name="Normal" style:family="paragraph">
      <style:paragraph-properties fo:margin-top="0.1666in" fo:margin-bottom="0.1666in"/>
    </style:style>
    <style:style style:name="T173" style:parent-style-name="DefaultParagraphFont" style:family="text">
      <style:text-properties style:font-name="Aptos" style:font-name-asian="Aptos" style:font-name-complex="Aptos"/>
    </style:style>
    <style:style style:name="P17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5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Name : Rahul Pandey <text:s/>, <text:s text:c="2"/>Rollno.:_244ca039, <text:s/>Assignment:-5</text:p>
      <text:p text:style-name="Normal"><text:span text:style-name="T2">1.Create the following tables with the following attributes and constraints on them</text:span></text:p>
      <text:p text:style-name="Normal"><text:span text:style-name="T3">a. Bank (bk_code, bk_name, bk_address):-</text:span></text:p>
      <text:p text:style-name="Normal">CREATE TABLE Bank (</text:p>
      <text:p text:style-name="Normal"><text:s text:c="4"/>bk_code VARCHAR(10) PRIMARY KEY,</text:p>
      <text:p text:style-name="Normal"><text:s text:c="4"/>bk_name VARCHAR(50) NOT NULL,</text:p>
      <text:p text:style-name="Normal"><text:s text:c="4"/>bk_address VARCHAR(100) NOT NULL</text:p>
      <text:p text:style-name="Normal">);</text:p>
      <text:p text:style-name="Normal"><text:span text:style-name="T4">b. Branch (br_id, br_name, br_address, bk_code):-</text:span></text:p>
      <text:p text:style-name="P5"><text:span text:style-name="T6">CREATE TABLE Branch</text:span></text:p>
      <text:p text:style-name="P7"><text:span text:style-name="T8"><text:s/>( br_id<text:s/></text:span><text:span text:style-name="T9"><text:s text:c="9"/></text:span><text:span text:style-name="T10">VARCHAR(10) PRIMARY KEY,<text:s/></text:span></text:p>
      <text:p text:style-name="P11"><text:span text:style-name="T12">br_name<text:s/></text:span><text:span text:style-name="T13"><text:s text:c="5"/></text:span><text:span text:style-name="T14">VARCHAR(50) NOT NULL,<text:s/></text:span></text:p>
      <text:p text:style-name="P15"><text:span text:style-name="T16">br_address<text:s/></text:span><text:span text:style-name="T17"><text:s text:c="3"/></text:span><text:span text:style-name="T18">VARCHAR(100) NOT NULL,<text:s/></text:span></text:p>
      <text:p text:style-name="P19"><text:span text:style-name="T20">bk_code</text:span><text:span text:style-name="T21"><text:s text:c="4"/></text:span><text:span text:style-name="T22"><text:s/>VARCHAR(10),</text:span></text:p>
      <text:p text:style-name="P23"><text:span text:style-name="T24"><text:s/>FOREIGN KEY (bk_code)</text:span><text:span text:style-name="T25"><text:s text:c="2"/></text:span><text:span text:style-name="T26"><text:s/>REFERENCES Bank(bk_code) ON DELETE</text:span><text:span text:style-name="T27"><text:s/></text:span><text:span text:style-name="T28"><text:s/>CASCADE );</text:span></text:p>
      <text:p text:style-name="P29"><text:span text:style-name="T30">c. Customer (cust_ID</text:span><text:span text:style-name="T31"><text:s/></text:span><text:span text:style-name="T32">,</text:span><text:span text:style-name="T33"><text:s/></text:span><text:span text:style-name="T34"><text:s/>cust_name,</text:span><text:span text:style-name="T35"><text:s/></text:span><text:span text:style-name="T36"><text:s/>phone_no, address)</text:span></text:p>
      <text:p text:style-name="P37">CREATE TABLE Customer (</text:p>
      <text:p text:style-name="P38"><text:s text:c="4"/>cust<text:s/>_ID<text:s/><text:s text:c="7"/>INT<text:s/><text:s/>PRIMARY KEY,</text:p>
      <text:p text:style-name="P39"><text:span text:style-name="T40"><text:s text:c="4"/></text:span><text:span text:style-name="T41">c</text:span><text:span text:style-name="T42">ust</text:span><text:span text:style-name="T43"><text:s/></text:span><text:span text:style-name="T44">_name<text:s/></text:span><text:span text:style-name="T45"><text:s text:c="4"/></text:span><text:span text:style-name="T46">VARCHAR(50) NOT NULL,</text:span></text:p>
      <text:p text:style-name="P47"><text:span text:style-name="T48"><text:s text:c="4"/>phone</text:span><text:span text:style-name="T49"><text:s/>_</text:span><text:span text:style-name="T50">no<text:s/></text:span><text:span text:style-name="T51"><text:s text:c="6"/></text:span><text:span text:style-name="T52">VARCHAR(15) UNIQUE NOT NULL,</text:span></text:p>
      <text:p text:style-name="P53"><text:span text:style-name="T54"><text:s text:c="4"/>address VARCHAR(100) NOT NULL</text:span></text:p>
      <text:p text:style-name="P55"><text:span text:style-name="T56">);</text:span></text:p>
      <text:p text:style-name="P57"><text:span text:style-name="T58"><text:s/>d. Account (acc_no, acc_type, balance, br_id)<text:s/></text:span></text:p>
      <text:p text:style-name="P59"><text:span text:style-name="T60">CREATE TABLE Account ( acc_no INT PRIMARY KEY,</text:span></text:p>
      <text:p text:style-name="P61"><text:span text:style-name="T62"><text:s/>acc_type VARCHAR(20) NOT NULL CHECK (acc_type IN ('Savings', 'Current', 'Fixed Deposit')),</text:span></text:p>
      <text:p text:style-name="P63"><text:span text:style-name="T64"><text:s/>balance DECIMAL(10,2) CHECK (balance &gt;= 0),<text:s/></text:span></text:p>
      <text:p text:style-name="P65"><text:span text:style-name="T66">br_id VARCHAR(10),<text:s/></text:span></text:p>
      <text:p text:style-name="P67"><text:span text:style-name="T68">FOREIGN KEY (br_id) REFERENCES Branch(br_id) ON DELETE CASCADE );</text:span></text:p>
      <text:p text:style-name="P69"/>
      <text:p text:style-name="P70"><text:span text:style-name="T71">e. Customer_Account (cust_ID, acc_no)<text:s/></text:span></text:p>
      <text:p text:style-name="P72"><text:span text:style-name="T73">CREATE TABLE Customer_Account (</text:span></text:p>
      <text:p text:style-name="P74"><text:span text:style-name="T75"><text:s/>cust_ID INT,<text:s/></text:span></text:p>
      <text:p text:style-name="P76"><text:span text:style-name="T77">acc_no INT,</text:span></text:p>
      <text:p text:style-name="P78"><text:span text:style-name="T79"><text:s/>PRIMARY KEY (cust_ID, acc_no),</text:span></text:p>
      <text:p text:style-name="P80"><text:span text:style-name="T81"><text:s/>FOREIGN KEY (cust_ID) REFERENCES Customer(cust_ID) ON DELETE CASCADE, FOREIGN KEY (acc_no) REFERENCES Account(acc_no) ON DELETE CASCADE )</text:span></text:p>
      <text:p text:style-name="P82"><text:span text:style-name="T83">f. Loan (loan_ID, loan_type, amount, br_id)<text:s/></text:span></text:p>
      <text:p text:style-name="P84"><text:span text:style-name="T85">CREATE TABLE Loan (</text:span></text:p>
      <text:p text:style-name="P86"><text:span text:style-name="T87"><text:s/>loan_ID INT PRIMARY KEY,<text:s/></text:span></text:p>
      <text:p text:style-name="P88"><text:span text:style-name="T89">loan_type VARCHAR(20) NOT NULL CHECK (loan_type IN ('Home Loan', 'Vehicle Loan', 'Personal Loan')),<text:s/></text:span></text:p>
      <text:p text:style-name="P90"><text:span text:style-name="T91">amount DECIMAL(10,2) CHECK (amount &gt; 0),</text:span></text:p>
      <text:p text:style-name="P92"><text:span text:style-name="T93"><text:s/>br_id VARCHAR(10),<text:s/></text:span></text:p>
      <text:p text:style-name="P94"><text:span text:style-name="T95">FOREIGN KEY (br_id) REFERENCES Branch(br_id) ON DELETE CASCADE );</text:span></text:p>
      <text:p text:style-name="P96"/>
      <text:p text:style-name="P97"><text:span text:style-name="T98">g. Customer_Loan (cust_ID, loan_ID)</text:span></text:p>
      <text:p text:style-name="P99"><text:span text:style-name="T100">CREATE TABLE Customer_Loan (<text:s/></text:span></text:p>
      <text:p text:style-name="P101"><text:span text:style-name="T102">cust_ID INT</text:span></text:p>
      <text:p text:style-name="P103"><text:span text:style-name="T104">, loan_ID INT,</text:span></text:p>
      <text:p text:style-name="P105"><text:span text:style-name="T106"><text:s/>PRIMARY KEY (cust_ID, loan_ID),</text:span></text:p>
      <text:p text:style-name="P107"><text:span text:style-name="T108"><text:s/>FOREIGN KEY (cust_ID) REFERENCES Customer(cust_ID) ON DELETE CASCADE, FOREIGN KEY (loan_ID) REFERENCES Loan(loan_ID) ON DELETE CASCADE );</text:span></text:p>
      <text:p text:style-name="P109">Insert into Bank table:</text:p>
      <text:p text:style-name="P110">INSERT INTO Bank VALUES ('B001', 'HDFC Bank', 'MG Road, Bangalore');</text:p>
      <text:p text:style-name="P111">INSERT INTO Bank VALUES ('B002', 'ICICI Bank', 'NITK, Surathkal');</text:p>
      <text:p text:style-name="P112">INSERT INTO Bank VALUES ('B003', 'SBI Bank', 'Whitefield, Bangalore');</text:p>
      <text:p text:style-name="P113"><text:span text:style-name="T114">INSERT INTO Bank VALUES ('B004', 'Axis Bank', 'Marathahalli, Bangalore');</text:span></text:p>
      <text:p text:style-name="P115"><text:span text:style-name="T116">INSERT INTO Bank VALUES ('B005', 'Kotak Bank', 'Andheri, Mumbai');</text:span></text:p>
      <text:p text:style-name="P117">Insert into Branch table</text:p>
      <text:p text:style-name="P118">INSERT INTO Branch VALUES ('BR01', 'MG Road Branch', 'MG Road, Bangalore', 'B001');</text:p>
      <text:p text:style-name="P119"><text:span text:style-name="T120">INSERT INTO Branch VALUES ('BR02', 'Surathkal Branch', 'NITK, Surathkal', 'B002');</text:span></text:p>
      <text:p text:style-name="P121"><text:span text:style-name="T122">INSERT INTO Branch VALUES ('BR03', 'Whitefield Branch', 'Whitefield, Bangalore', 'B003');</text:span></text:p>
      <text:p text:style-name="P123"><text:span text:style-name="T124">INSERT INTO Branch VALUES ('BR04', 'Marathahalli Branch', 'Marathahalli, Bangalore', 'B004');</text:span></text:p>
      <text:p text:style-name="P125"><text:span text:style-name="T126">INSERT INTO Branch VALUES ('BR05', 'Andheri Branch', 'Andheri, Mumbai', 'B005');</text:span></text:p>
      <text:p text:style-name="P127">Insert into customer:</text:p>
      <text:p text:style-name="P128">INSERT INTO Customer VALUES (101, 'Amit', '9876543210', 'Mumbai');</text:p>
      <text:p text:style-name="P129"><text:span text:style-name="T130">INSERT INTO Customer VALUES (102, 'Ravi', '9988776655', 'Chennai');</text:span></text:p>
      <text:p text:style-name="P131"><text:span text:style-name="T132">INSERT INTO Customer VALUES (103, 'Sita', '9090909090', 'Delhi');</text:span></text:p>
      <text:p text:style-name="P133"><text:span text:style-name="T134">INSERT INTO Customer VALUES (104, 'Krishna', '8777888899', 'Kolkata');</text:span></text:p>
      <text:p text:style-name="P135"><text:span text:style-name="T136">INSERT INTO Customer VALUES (105, 'Radha', '7666555444', 'Pune');</text:span></text:p>
      <text:p text:style-name="P137">Insert into</text:p>
      <text:p text:style-name="P138">INSERT INTO Account VALUES (2001, 'Savings', 15000, 'BR01');</text:p>
      <text:p text:style-name="P139"><text:span text:style-name="T140">INSERT INTO Account VALUES (2002, 'Current', 5000, 'BR02');</text:span></text:p>
      <text:p text:style-name="P141"><text:span text:style-name="T142">INSERT INTO Account VALUES (2003, 'Savings', 2000, 'BR03');</text:span></text:p>
      <text:p text:style-name="P143"><text:span text:style-name="T144">INSERT INTO Account VALUES (2004, 'Fixed Deposit', 50000, 'BR04');</text:span></text:p>
      <text:p text:style-name="P145"><text:span text:style-name="T146">INSERT INTO Account VALUES (2005, 'Savings', 8000, 'BR05');</text:span></text:p>
      <text:p text:style-name="P147">INSERT INTO Customer_Account VALUES (101, 2001);</text:p>
      <text:p text:style-name="P148"><text:span text:style-name="T149">INSERT INTO Customer_Account VALUES (102, 2002);</text:span></text:p>
      <text:p text:style-name="P150"><text:span text:style-name="T151">INSERT INTO Customer_Account VALUES (103, 2003);</text:span></text:p>
      <text:p text:style-name="P152"><text:span text:style-name="T153">INSERT INTO Customer_Account VALUES (104, 2004);</text:span></text:p>
      <text:p text:style-name="P154"><text:span text:style-name="T155">INSERT INTO Customer_Account VALUES (105, 2005);</text:span></text:p>
      <text:p text:style-name="P156">INSERT INTO Loan VALUES (3001, 'Home Loan', 500000, 'BR01');</text:p>
      <text:p text:style-name="P157"><text:span text:style-name="T158">INSERT INTO Loan VALUES (3002, 'Vehicle Loan', 300000, 'BR02');</text:span></text:p>
      <text:p text:style-name="P159"><text:span text:style-name="T160">INSERT INTO Loan VALUES (3003, 'Personal Loan', 200000, 'BR03');</text:span></text:p>
      <text:p text:style-name="P161"><text:span text:style-name="T162">INSERT INTO Loan VALUES (3004, 'Home Loan', 700000, 'BR04');</text:span></text:p>
      <text:p text:style-name="P163"><text:span text:style-name="T164">INSERT INTO Loan VALUES (3005, 'Vehicle Loan', 250000, 'BR05');</text:span></text:p>
      <text:p text:style-name="P165">INSERT INTO Customer_Loan VALUES (101, 3001);</text:p>
      <text:p text:style-name="P166"><text:span text:style-name="T167">INSERT INTO Customer_Loan VALUES (102, 3002);</text:span></text:p>
      <text:p text:style-name="P168"><text:span text:style-name="T169">INSERT INTO Customer_Loan VALUES (103, 3003);</text:span></text:p>
      <text:p text:style-name="P170"><text:span text:style-name="T171">INSERT INTO Customer_Loan VALUES (104, 3004);</text:span></text:p>
      <text:p text:style-name="P172"><text:span text:style-name="T173">INSERT INTO Customer_Loan VALUES (105, 3005);</text:span></text:p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hul pandey</meta:initial-creator>
    <dc:creator>rahul pandey</dc:creator>
    <meta:creation-date>2025-03-14T06:26:00Z</meta:creation-date>
    <dc:date>2025-03-14T06:26:00Z</dc:date>
    <meta:template xlink:href="Normal.dotm" xlink:type="simple"/>
    <meta:editing-cycles>1</meta:editing-cycles>
    <meta:editing-duration>PT0S</meta:editing-duration>
    <meta:document-statistic meta:page-count="1" meta:paragraph-count="8" meta:word-count="644" meta:character-count="4313" meta:row-count="30" meta:non-whitespace-character-count="3677"/>
  </office:meta>
</office:document-meta>
</file>